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24-10-28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24-07-09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24-04-11 13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24-01-22 22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23-10-18 20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23-07-20 12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23-04-20 13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23-01-19 14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22-10-13 12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22-07-14 12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22-04-12 13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22-01-04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21-10-12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21-07-06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21-04-01 15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21-01-13 15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1196" calcext:value-type="float">
            <text:p>6.521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2236" calcext:value-type="float">
            <text:p>7.222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0004" calcext:value-type="float">
            <text:p>6.890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3492" calcext:value-type="float">
            <text:p>6.603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3428" calcext:value-type="float">
            <text:p>6.853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3728" calcext:value-type="float">
            <text:p>7.98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7764" calcext:value-type="float">
            <text:p>8.01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0344" calcext:value-type="float">
            <text:p>8.34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3928" calcext:value-type="float">
            <text:p>8.31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2212" calcext:value-type="float">
            <text:p>7.79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0796" calcext:value-type="float">
            <text:p>7.130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09" calcext:value-type="float">
            <text:p>7.20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7244" calcext:value-type="float">
            <text:p>7.66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5972" calcext:value-type="float">
            <text:p>7.395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802" calcext:value-type="float">
            <text:p>7.018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902" calcext:value-type="float">
            <text:p>7.399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9396" calcext:value-type="float">
            <text:p>7.359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6844" calcext:value-type="float">
            <text:p>8.276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386" calcext:value-type="float">
            <text:p>8.02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9032" calcext:value-type="float">
            <text:p>7.74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7064" calcext:value-type="float">
            <text:p>8.76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6792" calcext:value-type="float">
            <text:p>8.87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200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199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199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199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199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199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6844" calcext:value-type="float">
            <text:p>8.276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199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199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199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199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199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199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199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199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199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199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199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199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199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0188" calcext:value-type="float">
            <text:p>7.600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199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199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199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199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199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204088214701</text:p>
          </table:table-cell>
          <table:table-cell office:value-type="string" calcext:value-type="string">
            <text:p>199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46" meta:object-count="0"/>
    <meta:user-defined meta:name="AppVersion">3.0</meta:user-defined>
  </office:meta>
</office:document-meta>
</file>